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paragraph-rsid="000e3d57" style:font-size-asian="11pt" style:font-size-complex="11pt"/>
    </style:style>
    <style:style style:name="T1" style:family="text">
      <style:text-properties officeooo:rsid="000e3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To Whom it May Concern,</text:p>
      <text:p text:style-name="P1"/>
      <text:p text:style-name="P1"/>
      <text:p text:style-name="P1"/>
      <text:p text:style-name="P1">My name is Daniel Cheng and I am a Computer Science honors student at UT Austin, pursuing a B.S. with Turing Scholars Honors degree.</text:p>
      <text:p text:style-name="P1"/>
      <text:p text:style-name="P2"><text:span text:style-name="T1">I have experience programming in C, C++, Java, and Python.</text:span> I am a hard-working student with an open mind and an eagerness to learn about how the skills I learned in school can apply in the real world. I enjoy learning new things and I admire the creativity and skill that goes into a well-designed product.</text:p>
      <text:p text:style-name="P1"/>
      <text:p text:style-name="P1">If there is anything else you need from me, or would like to talk discussing my qualifications, my email is danielcheng@utexas.edu and my cell phone number is (214) 212-7050. I prefer to be contacted via email.</text:p>
      <text:p text:style-name="P1"/>
      <text:p text:style-name="P1"/>
      <text:p text:style-name="P1"/>
      <text:p text:style-name="P1">Looking forward to hearing from you,</text:p>
      <text:p text:style-name="P1"/>
      <text:p text:style-name="P1"/>
      <text:p text:style-name="P1"/>
      <text:p text:style-name="P1">Daniel Che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9S</meta:editing-duration>
    <meta:editing-cycles>9</meta:editing-cycles>
    <meta:generator>LibreOffice/4.2.2.1$Windows_x86 LibreOffice_project/3be8cda0bddd8e430d8cda1ebfd581265cca5a0f</meta:generator>
    <dc:date>2014-03-25T17:37:09.001000000</dc:date>
    <meta:document-statistic meta:table-count="0" meta:image-count="0" meta:object-count="0" meta:page-count="1" meta:paragraph-count="6" meta:word-count="129" meta:character-count="719" meta:non-whitespace-character-count="596"/>
    <meta:user-defined meta:name="Info 1"/>
    <meta:user-defined meta:name="Info 2"/>
    <meta:user-defined meta:name="Info 3"/>
    <meta:user-defined meta:name="Info 4"/>
  </office:meta>
</office:document-meta>
</file>